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aa5dd"/>
    </style:style>
    <style:style style:name="P2" style:family="paragraph" style:parent-style-name="Text_20_body" style:list-style-name="L1">
      <style:paragraph-properties fo:margin-top="0cm" fo:margin-bottom="0cm" loext:contextual-spacing="false"/>
      <style:text-properties officeooo:paragraph-rsid="001aa5dd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a5dd"/>
    </style:style>
    <style:style style:name="P4" style:family="paragraph" style:parent-style-name="Standard">
      <style:paragraph-properties fo:text-align="start" style:justify-single-word="false"/>
      <style:text-properties officeooo:paragraph-rsid="001aa5d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d055c" officeooo:paragraph-rsid="001aa5d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d790a" officeooo:paragraph-rsid="001aa5dd" style:font-weight-asian="bold" style:font-weight-complex="bold"/>
    </style:style>
    <style:style style:name="T1" style:family="text">
      <style:text-properties fo:font-weight="bold" officeooo:rsid="000b5c49" style:font-weight-asian="bold" style:font-weight-complex="bold"/>
    </style:style>
    <style:style style:name="T2" style:family="text">
      <style:text-properties fo:font-weight="bold" officeooo:rsid="000d790a" style:font-weight-asian="bold" style:font-weight-complex="bold"/>
    </style:style>
    <style:style style:name="T3" style:family="text">
      <style:text-properties fo:font-weight="bold" officeooo:rsid="0015c9e8" style:font-weight-asian="bold" style:font-weight-complex="bold"/>
    </style:style>
    <style:style style:name="T4" style:family="text">
      <style:text-properties fo:font-weight="bold" officeooo:rsid="0016ba35" style:font-weight-asian="bold" style:font-weight-complex="bold"/>
    </style:style>
    <style:style style:name="T5" style:family="text">
      <style:text-properties fo:font-weight="bold" officeooo:rsid="0013e0d8" style:font-weight-asian="bold" style:font-weight-complex="bold"/>
    </style:style>
    <style:style style:name="T6" style:family="text">
      <style:text-properties officeooo:rsid="000b5c49"/>
    </style:style>
    <style:style style:name="T7" style:family="text">
      <style:text-properties officeooo:rsid="000d055c"/>
    </style:style>
    <style:style style:name="T8" style:family="text">
      <style:text-properties officeooo:rsid="000d790a"/>
    </style:style>
    <style:style style:name="T9" style:family="text">
      <style:text-properties officeooo:rsid="00126e21"/>
    </style:style>
    <style:style style:name="T10" style:family="text">
      <style:text-properties officeooo:rsid="0013e0d8"/>
    </style:style>
    <style:style style:name="T11" style:family="text">
      <style:text-properties fo:font-style="italic" officeooo:rsid="0015c9e8" style:font-style-asian="italic" style:font-style-complex="italic"/>
    </style:style>
    <style:style style:name="T12" style:family="text">
      <style:text-properties fo:font-style="italic" fo:font-weight="normal" officeooo:rsid="000705b9" fo:background-color="#dddddd" loext:char-shading-value="0" style:font-style-asian="italic" style:font-weight-asian="normal" style:font-style-complex="italic" style:font-weight-complex="normal"/>
    </style:style>
    <style:style style:name="T13" style:family="text">
      <style:text-properties fo:font-weight="normal" officeooo:rsid="0015c9e8" style:font-weight-asian="normal" style:font-weight-complex="normal"/>
    </style:style>
    <style:style style:name="T14" style:family="text">
      <style:text-properties fo:font-weight="normal" officeooo:rsid="0016ba35" style:font-weight-asian="normal" style:font-weight-complex="normal"/>
    </style:style>
    <style:style style:name="T15" style:family="text">
      <style:text-properties fo:font-weight="normal" officeooo:rsid="001fc084" style:font-weight-asian="normal" style:font-weight-complex="normal"/>
    </style:style>
    <style:style style:name="T16" style:family="text">
      <style:text-properties officeooo:rsid="0015c9e8"/>
    </style:style>
    <style:style style:name="T17" style:family="text">
      <style:text-properties officeooo:rsid="0016ba35"/>
    </style:style>
    <style:style style:name="T18" style:family="text">
      <style:text-properties officeooo:rsid="001f0c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/></text:p>
      <text:p text:style-name="P4"><text:span text:style-name="T1"/></text:p>
      <text:p text:style-name="P4"><text:span text:style-name="T1">To Achive: <text:tab/></text:span><text:span text:style-name="T6">Final Model( i.e. </text:span>A final machine learning model is a model that you use to</text:p>
      <text:p text:style-name="P4"><text:tab/><text:tab/>make <text:span text:style-name="T7">search </text:span>predictions on new data.<text:span text:style-name="T6">)</text:span></text:p>
      <text:p text:style-name="P4"/>
      <text:p text:style-name="P5">Pre-Requirements: </text:p>
      <text:list xml:id="list6421252258700477523" text:style-name="L1">
        <text:list-item>
          <text:p text:style-name="P3"><text:span text:style-name="Strong_20_Emphasis">Data</text:span>: <text:tab/><text:span text:style-name="T7">T</text:span>he historical data that <text:span text:style-name="T7">is</text:span> available <text:span text:style-name="T7">with us</text:span><text:span text:style-name="T2">.</text:span></text:p>
        </text:list-item>
        <text:list-item>
          <text:p text:style-name="P2"><text:span text:style-name="Strong_20_Emphasis">Time</text:span>:<text:tab/> <text:span text:style-name="T7">T</text:span>he time<text:span text:style-name="T7">span on which we</text:span> have to spend on project. </text:p>
        </text:list-item>
        <text:list-item>
          <text:p text:style-name="P1"><text:span text:style-name="Strong_20_Emphasis">Procedure</text:span>:<text:tab/><text:span text:style-name="T7">Th</text:span>e data preparation steps, algorithm or algorithms, and the chosen algorithm <text:tab/><text:tab/>configurations. </text:p>
        </text:list-item>
      </text:list>
      <text:p text:style-name="P4"><text:tab/><text:span text:style-name="T8">All should be known before hand.</text:span></text:p>
      <text:p text:style-name="P4"/>
      <text:p text:style-name="P6">Train <text:span text:style-name="T9">&amp; </text:span>Test dataset :</text:p>
      <text:p text:style-name="P6"><text:tab/></text:p>
      <text:p text:style-name="P4"><text:tab/>The <text:span text:style-name="T9">t</text:span>raining dataset<text:span text:style-name="T9">(</text:span>data to learn from<text:span text:style-name="T9">)</text:span> is used to prepare a model, to train it. The training data must contain the correct answer, <text:span text:style-name="T10">which in our case will be collected as:</text:span></text:p>
      <text:p text:style-name="P4"><text:span text:style-name="T11"/></text:p>
      <text:p text:style-name="P4"><text:span text:style-name="T11">[sheet 1 for= </text:span><text:span text:style-name="T12">men, man; tree, trees;</text:span><text:span text:style-name="T11">]</text:span></text:p>
      <text:p text:style-name="P4"><text:span text:style-name="T3">Sheet 1: </text:span><text:span text:style-name="T13">f</text:span><text:span text:style-name="T14">ill</text:span><text:span text:style-name="T13"> with </text:span><text:span text:style-name="T15">all </text:span><text:span text:style-name="T13">English </text:span><text:span text:style-name="T15">homonyms</text:span><text:span text:style-name="T14"> words </text:span><text:span text:style-name="T15">dictionary</text:span><text:span text:style-name="T14">. Which can be collected easily from internet </text:span><text:span text:style-name="T15">or other sources or self created sources</text:span></text:p>
      <text:p text:style-name="P4"><text:tab/></text:p>
      <text:p text:style-name="P4"><text:span text:style-name="T11">[Sheet 2 for=</text:span><text:span text:style-name="T12">Free parking (no cost for the parking);Meat free restaurant (no meat dishes served)</text:span><text:span text:style-name="T11">]</text:span></text:p>
      <text:p text:style-name="P4"><text:span text:style-name="T3">Sheet 2: </text:span><text:span text:style-name="T16">fill english dictionary completely with there synonims, which is again easily available on internet. </text:span></text:p>
      <text:p text:style-name="P4"><text:span text:style-name="T17">[</text:span><text:span text:style-name="T4">Note</text:span><text:span text:style-name="T17">: Both sheets should be filled in <text:s/>*</text:span><text:span text:style-name="T5">.csv/ *.xlsx </text:span><text:span text:style-name="T10">file for faster access.] </text:span></text:p>
      <text:p text:style-name="P4"/>
      <text:p text:style-name="P4"><text:span text:style-name="Strong_20_Emphasis"><text:span text:style-name="T18"><text:tab/>This process of machine learning is ‘</text:span></text:span><text:span text:style-name="Strong_20_Emphasis">Supervised learning’</text:span></text:p>
      <text:p text:style-name="P4">Supervised learning is the most mature, the most studied and the type of learning used by most machine learning algorithms</text:p>
      <text:p text:style-name="P4"><text:tab/></text:p>
      <text:p text:style-name="P4"><text:span text:style-name="T10"><text:s text:c="2"/></text:span></text:p>
      <text:p text:style-name="P4"/>
      <text:p text:style-name="P4"><text:tab/><text:span text:style-name="T9">Lets pretend the test dataset</text:span> is new data where the output values are withheld from the </text:p>
      <text:p text:style-name="P4"><text:tab/>algorithm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05:09:50.020713845</meta:creation-date>
    <dc:date>2017-12-16T05:10:12.894848390</dc:date>
    <meta:editing-duration>PT23S</meta:editing-duration>
    <meta:editing-cycles>1</meta:editing-cycles>
    <meta:document-statistic meta:table-count="0" meta:image-count="0" meta:object-count="0" meta:page-count="1" meta:paragraph-count="22" meta:word-count="221" meta:character-count="1342" meta:non-whitespace-character-count="1118"/>
    <meta:generator>LibreOffice/5.1.6.2$Linux_X86_64 LibreOffice_project/10m0$Build-2</meta:generator>
  </office:meta>
</office:document-meta>
</file>